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5c3c" officeooo:paragraph-rsid="00005c3c"/>
    </style:style>
    <style:style style:name="P2" style:family="paragraph" style:parent-style-name="Standard">
      <style:paragraph-properties fo:text-align="center" style:justify-single-word="false"/>
      <style:text-properties officeooo:rsid="00005c3c" officeooo:paragraph-rsid="00005c3c"/>
    </style:style>
    <style:style style:name="P3" style:family="paragraph" style:parent-style-name="Standard">
      <style:text-properties officeooo:rsid="000067ee" officeooo:paragraph-rsid="000067ee"/>
    </style:style>
    <style:style style:name="T1" style:family="text">
      <style:text-properties officeooo:rsid="00005c3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jercicios POO</text:p>
      <text:p text:style-name="Standard">2.-</text:p>
      <text:p text:style-name="Standard"/>
      <text:p text:style-name="Standard">Mineral</text:p>
      <text:p text:style-name="Standard"><text:tab/>Pirita</text:p>
      <text:p text:style-name="Standard"><text:tab/>Cuarzo</text:p>
      <text:p text:style-name="Standard">Animal</text:p>
      <text:p text:style-name="Standard"><text:tab/>Perro</text:p>
      <text:p text:style-name="Standard"><text:tab/><text:tab/>Goofy</text:p>
      <text:p text:style-name="Standard"><text:tab/><text:tab/>Milu</text:p>
      <text:p text:style-name="Standard"><text:tab/><text:tab/>Snoopy</text:p>
      <text:p text:style-name="Standard"><text:tab/><text:tab/>Pluto</text:p>
      <text:p text:style-name="Standard"><text:tab/><text:tab/>Ayudante_De_Santa_Claus</text:p>
      <text:p text:style-name="Standard"><text:tab/><text:tab/>Laika</text:p>
      <text:p text:style-name="Standard"><text:tab/>Gato</text:p>
      <text:p text:style-name="Standard"><text:tab/><text:tab/>Gardfiel</text:p>
      <text:p text:style-name="Standard"><text:tab/><text:tab/>Tom</text:p>
      <text:p text:style-name="Standard"><text:tab/><text:tab/>Silvestre</text:p>
      <text:p text:style-name="Standard"><text:tab/>Caballo</text:p>
      <text:p text:style-name="Standard"><text:tab/><text:tab/>Rocinante</text:p>
      <text:p text:style-name="Standard"><text:tab/><text:tab/>Bucefalo</text:p>
      <text:p text:style-name="Standard"><text:tab/>Pegaso</text:p>
      <text:p text:style-name="Standard"><text:tab/><text:span text:style-name="T1">pato_lucas</text:span></text:p>
      <text:p text:style-name="Standard">Persona</text:p>
      <text:p text:style-name="Standard"><text:tab/>Paula</text:p>
      <text:p text:style-name="Standard"><text:tab/>Javier</text:p>
      <text:p text:style-name="Standard"/>
      <text:p text:style-name="Standard"><text:tab/></text:p>
      <text:p text:style-name="P3">3.-</text:p>
      <text:p text:style-name="P3"/>
      <text:p text:style-name="P3">Metros_cuadrados</text:p>
      <text:p text:style-name="P3">precio</text:p>
      <text:p text:style-name="P3">baños</text:p>
      <text:p text:style-name="P3">habitaciones</text:p>
      <text:p text:style-name="P3">terraza</text:p>
      <text:p text:style-name="P3"/>
      <text:p text:style-name="P3">5.-</text:p>
      <text:p text:style-name="P3"/>
      <text:p text:style-name="P3">nombre</text:p>
      <text:p text:style-name="P3">color</text:p>
      <text:p text:style-name="P3"/>
      <text:p text:style-name="P3">-----</text:p>
      <text:p text:style-name="P3"/>
      <text:p text:style-name="P3">coz()</text:p>
      <text:p text:style-name="P3"/>
      <text:p text:style-name="P3"/>
      <text:p text:style-name="P3"/>
      <text:p text:style-name="P3"/>
      <text:p text:style-name="P3"><text:soft-page-break/></text:p>
      <text:p text:style-name="P3">6.-</text:p>
      <text:p text:style-name="P3"/>
      <text:p text:style-name="P3">Nombre</text:p>
      <text:p text:style-name="P3">Apellido_uno</text:p>
      <text:p text:style-name="P3">Apellido_dos</text:p>
      <text:p text:style-name="P3">Clase</text:p>
      <text:p text:style-name="P3">Nota_asignaturauno</text:p>
      <text:p text:style-name="P3">Nota_asignaturados</text:p>
      <text:p text:style-name="P3"/>
      <text:p text:style-name="P3">Si, sería un atributo de la clase porque asi podremos crear alumnos con distintos nombres.</text:p>
      <text:p text:style-name="P3"/>
      <text:p text:style-name="P3">7.-</text:p>
      <text:p text:style-name="P3"/>
      <text:p text:style-name="P3">titulo</text:p>
      <text:p text:style-name="P3"/>
      <text:p text:style-name="P3">--------</text:p>
      <text:p text:style-name="P3"/>
      <text:p text:style-name="P3">mover()</text:p>
      <text:p text:style-name="P3">minimizar()</text:p>
      <text:p text:style-name="P3">maximizar()</text:p>
      <text:p text:style-name="P3">cerrar()</text:p>
      <text:p text:style-name="P3">cambiar_tamaño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5c3c" officeooo:paragraph-rsid="00005c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nuel Jesús Pascual Bernal</text:p>
        <text:p text:style-name="MP1">1º 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1T16:27:10.873000000</dc:date>
    <meta:editing-duration>PT9M28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55" meta:word-count="73" meta:character-count="549" meta:non-whitespace-character-count="498"/>
  </office:meta>
</office:document-meta>
</file>